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T1" style:family="text">
      <style:text-properties officeooo:rsid="0017de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xercícios – Conceitos básicos e estatística </text:p>
      <text:list text:style-name="WWNum1">
        <text:list-item>
          <text:p text:style-name="P1">Defina Estatística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text:continue-numbering="true" text:style-name="WWNum1">
        <text:list-item>
          <text:p text:style-name="P1">Um levantamento de dados foi realizado no setor de RH, defi<text:span text:style-name="T1">n</text:span>a abaixo qual o tipo de variável: Qualitativa ou Quantitativa.</text:p>
        </text:list-item>
      </text:list>
      <text:p text:style-name="List_20_Paragraph">a) Nome:______________________________________ </text:p>
      <text:p text:style-name="List_20_Paragraph">b) Documentos: ___________________________________ </text:p>
      <text:p text:style-name="List_20_Paragraph">c) Estado Civil:________________________ </text:p>
      <text:p text:style-name="List_20_Paragraph">d) Idade (anos):________________________________ </text:p>
      <text:p text:style-name="List_20_Paragraph">e) Peso (kg):___________________________________ </text:p>
      <text:p text:style-name="List_20_Paragraph">f) Cargo:_________________________________ </text:p>
      <text:p text:style-name="List_20_Paragraph">g) Salário______________________________ </text:p>
      <text:p text:style-name="List_20_Paragraph">h) Carga horária:____________________ </text:p>
      <text:p text:style-name="List_20_Paragraph">i) Grau de Escolaridade:<text:line-break/></text:p>
      <text:p text:style-name="List_20_Paragraph"/>
      <text:p text:style-name="List_20_Paragraph"/>
      <text:list text:continue-numbering="true" text:style-name="WWNum1">
        <text:list-item>
          <text:p text:style-name="P1">Defina o que seria População e amostra </text:p>
        </text:list-item>
      </text:list>
      <text:p text:style-name="Standard"/>
      <text:list text:continue-numbering="true" text:style-name="WWNum1">
        <text:list-item>
          <text:p text:style-name="P1">Nos exercícios a - j, identifique o tipo de variável sob estudo. <text:span text:style-name="T1">(definir se é quanti ou quali)</text:span></text:p>
        </text:list-item>
      </text:list>
      <text:p text:style-name="List_20_Paragraph">a. Salários dos empregados de uma indústria. </text:p>
      <text:p text:style-name="List_20_Paragraph">b. Gênero dos empregados de uma indústria. </text:p>
      <text:p text:style-name="List_20_Paragraph">c. Opinião de consumidores sobre determinado produto. </text:p>
      <text:p text:style-name="List_20_Paragraph">d. Número de respostas certas em uma prova de estatística com 15 questões.</text:p>
      <text:p text:style-name="List_20_Paragraph">e. Temperatura diária em João Pessoa. </text:p>
      <text:p text:style-name="List_20_Paragraph">f. Número de livros consultados na biblioteca. </text:p>
      <text:p text:style-name="List_20_Paragraph">g. Localidade de procedência do estudante. </text:p>
      <text:p text:style-name="List_20_Paragraph">h. Renda familiar. </text:p>
      <text:p text:style-name="List_20_Paragraph">i. Nível de escolaridade dos moradores de uma cidade. </text:p>
      <text:p text:style-name="List_20_Paragraph">j. Número de disciplinas concluídas. </text:p>
      <text:p text:style-name="Standard">5) Nos exercícios a - d, identifique se é amostra e a população. </text:p>
      <text:p text:style-name="Standard">a. Um estudante de graduação da UFPB realiza um projeto de pesquisa sobre os hábitos de alimentação dos moradores dos bairros próximos à UFPB. Ele verificou que apenas 13% das 237 pessoas selecionadas aleatoriamente consomem vegetais regularmente.</text:p>
      <text:p text:style-name="Standard">b. Em um estudo sobre a qualidade do leite vendido nos supermercados de João Pessoa, foram selecionadas 500 latas e 300 pacotes. Verificou-se que o leite apresenta boa qualidade. </text:p>
      <text:p text:style-name="Standard"><text:soft-page-break/>c. Um pesquisador realizou um estudo sobre o crescimento dos caranguejos no litoral de Pernambuco. Ele capturou 1200 caranguejos em várias regiões de mangue. Foram medidas a largura e o comprimento da carapaça e em seguida os caranguejos foram devolvidos ao habitat. Concluiu-se que os caranguejos em Pernambuco estão diminuindo de tamanho. </text:p>
      <text:p text:style-name="Standard">d. Um professor decide utilizar a nota média de uma amostra de estudantes de uma determinada turma como a média de toda a turma. Para isso, ele seleciona uma amostra aleatória de 5 estudantes, dentre os 50 matriculados naquela turma, e aplica a prova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1pt" fo:language="pt" fo:country="BR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h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h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h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h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h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h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ção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ção_20_Intensa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_20__28_WW_29_" style:display-name="Default Paragraph Font (WW)" style:family="text"/>
    <style:style style:name="Título_20_1_20_Char" style:display-name="Título 1 Char" style:family="text" style:parent-style-name="Default_20_Paragraph_20_Font_20__28_WW_29_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_20__28_WW_29_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har" style:display-name="Título 3 Char" style:family="text" style:parent-style-name="Default_20_Paragraph_20_Font_20__28_WW_29_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har" style:display-name="Título 4 Char" style:family="text" style:parent-style-name="Default_20_Paragraph_20_Font_20__28_WW_29_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har" style:display-name="Título 5 Char" style:family="text" style:parent-style-name="Default_20_Paragraph_20_Font_20__28_WW_29_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har" style:display-name="Título 6 Char" style:family="text" style:parent-style-name="Default_20_Paragraph_20_Font_20__28_WW_29_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har" style:display-name="Título 7 Char" style:family="text" style:parent-style-name="Default_20_Paragraph_20_Font_20__28_WW_29_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har" style:display-name="Título 8 Char" style:family="text" style:parent-style-name="Default_20_Paragraph_20_Font_20__28_WW_29_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har" style:display-name="Título 9 Char" style:family="text" style:parent-style-name="Default_20_Paragraph_20_Font_20__28_WW_29_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har" style:display-name="Título Char" style:family="text" style:parent-style-name="Default_20_Paragraph_20_Font_20__28_WW_29_" loext:linked-style-name="Title">
      <style:text-properties style:font-name="Aptos Display" fo:font-family="'Aptos Display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_20__28_WW_29_" loext:linked-style-name="Subtitle">
      <style:text-properties fo:color="#595959" loext:opacity="100%" fo:font-size="14pt" fo:letter-spacing="0.026cm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ção_20_Char" style:display-name="Citação Char" style:family="text" style:parent-style-name="Default_20_Paragraph_20_Font_20__28_WW_29_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ção_20_Intensa_20_Char" style:display-name="Citação Intensa Char" style:family="text" style:parent-style-name="Default_20_Paragraph_20_Font_20__28_WW_29_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a Luisa Cervi Uzun</meta:initial-creator>
    <meta:editing-cycles>4</meta:editing-cycles>
    <meta:creation-date>2024-02-19T14:10:00</meta:creation-date>
    <dc:date>2024-02-26T09:19:17.053370586</dc:date>
    <meta:editing-duration>PT21M52S</meta:editing-duration>
    <meta:generator>LibreOffice/24.2.0.3$Linux_X86_64 LibreOffice_project/420$Build-3</meta:generator>
    <meta:document-statistic meta:table-count="0" meta:image-count="0" meta:object-count="0" meta:page-count="2" meta:paragraph-count="29" meta:word-count="326" meta:character-count="2249" meta:non-whitespace-character-count="1931"/>
    <meta:user-defined meta:name="AppVersion">16.0000</meta:user-defined>
    <meta:template xlink:type="simple" xlink:actuate="onRequest" xlink:title="Normal" xlink:href=""/>
  </office:meta>
</office:document-meta>
</file>